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5ad" officeooo:paragraph-rsid="00045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behave syntax example:</text:p>
      <text:p text:style-name="P1"/>
      <text:p text:style-name="P1"><text:span text:style-name="Source_20_Text">A story is a collection of scenarios</text:span></text:p>
      <text:p text:style-name="Standard"> </text:p>
      <text:p text:style-name="Standard"><text:span text:style-name="Source_20_Text">Narrative:</text:span></text:p>
      <text:p text:style-name="Standard"><text:span text:style-name="Source_20_Text">In order to communicate effectively to the business some functionality</text:span></text:p>
      <text:p text:style-name="Standard"><text:span text:style-name="Source_20_Text">As a development team</text:span></text:p>
      <text:p text:style-name="Standard"><text:span text:style-name="Source_20_Text">I want to use Behaviour-Driven Development</text:span></text:p>
      <text:p text:style-name="Standard"> </text:p>
      <text:p text:style-name="Standard"><text:span text:style-name="Source_20_Text">Lifecycle: </text:span></text:p>
      <text:p text:style-name="Standard"><text:span text:style-name="Source_20_Text">Before:</text:span></text:p>
      <text:p text:style-name="Standard"><text:span text:style-name="Source_20_Text">Given</text:span> <text:span text:style-name="Source_20_Text">a step that is executed before each scenario </text:span></text:p>
      <text:p text:style-name="Standard"><text:span text:style-name="Source_20_Text">After:</text:span></text:p>
      <text:p text:style-name="Standard"><text:span text:style-name="Source_20_Text">Outcome: ANY    </text:span></text:p>
      <text:p text:style-name="Standard"><text:span text:style-name="Source_20_Text">Given</text:span> <text:span text:style-name="Source_20_Text">a step that is executed after each scenario regardless of outcome</text:span></text:p>
      <text:p text:style-name="Standard"><text:span text:style-name="Source_20_Text">Outcome: SUCCESS </text:span></text:p>
      <text:p text:style-name="Standard"><text:span text:style-name="Source_20_Text">Given</text:span> <text:span text:style-name="Source_20_Text">a step that is executed after each successful scenario</text:span></text:p>
      <text:p text:style-name="Standard"><text:span text:style-name="Source_20_Text">Outcome: FAILURE </text:span></text:p>
      <text:p text:style-name="Standard"><text:span text:style-name="Source_20_Text">Given</text:span> <text:span text:style-name="Source_20_Text">a step that is executed after each failed scenario</text:span></text:p>
      <text:p text:style-name="Standard"> </text:p>
      <text:p text:style-name="Standard"><text:span text:style-name="Source_20_Text">Scenario:  A scenario is a collection of executable steps of different type</text:span></text:p>
      <text:p text:style-name="Standard"> </text:p>
      <text:p text:style-name="Standard"><text:span text:style-name="Source_20_Text">Given</text:span> <text:span text:style-name="Source_20_Text">step represents a precondition to an event</text:span></text:p>
      <text:p text:style-name="Standard"><text:span text:style-name="Source_20_Text">When</text:span> <text:span text:style-name="Source_20_Text">step represents the occurrence of the event</text:span></text:p>
      <text:p text:style-name="Standard"><text:span text:style-name="Source_20_Text">Then</text:span> <text:span text:style-name="Source_20_Text">step represents the outcome of the event</text:span></text:p>
      <text:p text:style-name="Standard"> </text:p>
      <text:p text:style-name="Standard"><text:span text:style-name="Source_20_Text">Scenario:  Another scenario exploring different combination of events</text:span></text:p>
      <text:p text:style-name="Standard"> </text:p>
      <text:p text:style-name="Standard"><text:span text:style-name="Source_20_Text">Given</text:span> <text:span text:style-name="Source_20_Text">a [precondition]</text:span></text:p>
      <text:p text:style-name="Standard"><text:span text:style-name="Source_20_Text">When</text:span> <text:span text:style-name="Source_20_Text">a negative event occurs</text:span></text:p>
      <text:p text:style-name="Standard"><text:span text:style-name="Source_20_Text">Then</text:span> <text:span text:style-name="Source_20_Text">a the outcome should [be-captured]    </text:span></text:p>
      <text:p text:style-name="Standard"> </text:p>
      <text:p text:style-name="Standard"><text:span text:style-name="Source_20_Text">Examples: </text:span></text:p>
      <text:p text:style-name="Standard"><text:span text:style-name="Source_20_Text">|precondition|be-captured|</text:span></text:p>
      <text:p text:style-name="Standard"><text:span text:style-name="Source_20_Text">|abc|be captured    |</text:span></text:p>
      <text:p text:style-name="Standard"><text:span text:style-name="Source_20_Text">|xyz|not be captured|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7:18:51.099000000</meta:creation-date>
    <dc:date>2014-09-05T17:19:55.690000000</dc:date>
    <meta:editing-duration>PT1M4S</meta:editing-duration>
    <meta:editing-cycles>1</meta:editing-cycles>
    <meta:document-statistic meta:table-count="0" meta:image-count="0" meta:object-count="0" meta:page-count="1" meta:paragraph-count="35" meta:word-count="147" meta:character-count="977" meta:non-whitespace-character-count="833"/>
    <meta:generator>LibreOffice/4.3.1.2$Windows_x86 LibreOffice_project/958349dc3b25111dbca392fbc281a05559ef6848</meta:generator>
  </office:meta>
</office:document-meta>
</file>